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SANCHEZ CASTILLO, ESTEBA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PCL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2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MANUEL BALCAZAR</text:span></text:p>
            <text:p text:style-name="P7">Lin.Genet(Ped.1):<text:span text:style-name="T4">POLLOS BB</text:span></text:p>
            <text:p text:style-name="P7">Cant.Cajas(Ped 1):<text:span text:style-name="T4">2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1-01T18:04:38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